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, 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4.59cm"/>
    </style:style>
    <style:style style:name="Таблица1.B" style:family="table-column">
      <style:table-column-properties style:column-width="3.969cm"/>
    </style:style>
    <style:style style:name="Таблица1.C" style:family="table-column">
      <style:table-column-properties style:column-width="3.307cm"/>
    </style:style>
    <style:style style:name="Таблица1.D" style:family="table-column">
      <style:table-column-properties style:column-width="5.135cm"/>
    </style:style>
    <style:style style:name="Таблица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Таблица1.D1" style:family="table-cell">
      <style:table-cell-properties style:vertical-align="middle" style:border-line-width="0.002cm 0.088cm 0.002cm" fo:padding="0.049cm" fo:border="0.092cm double #808080"/>
    </style:style>
    <style:style style:name="Таблица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Таблица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left="0cm" fo:margin-right="0cm" fo:margin-top="0cm" fo:margin-bottom="0.529cm" style:line-height-at-least="0.476cm" fo:widows="1" fo:text-indent="0cm" style:auto-text-indent="false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.049cm" fo:border="0.035cm solid #000000"/>
      <style:text-properties style:font-name="times new roman" fo:font-size="14pt"/>
    </style:style>
    <style:style style:name="P5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.049cm" fo:border="0.035cm solid #000000"/>
    </style:style>
    <style:style style:name="T1" style:family="text">
      <style:text-properties style:font-name="times new roman" fo:font-size="14pt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4" style:family="text">
      <style:text-properties fo:font-variant="normal" fo:text-transform="none" fo:color="#000000" style:font-name="Arial1" fo:font-size="9pt" fo:letter-spacing="normal" fo:font-style="normal" fo:font-weight="normal"/>
    </style:style>
    <style:style style:name="fr1" style:family="graphic" style:parent-style-name="Graphics">
      <style:graphic-properties fo:margin-left="0.053cm" fo:margin-right="0.053cm" fo:margin-top="0.053cm" fo:margin-bottom="0.053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4">Помещения со спокойным, приглушенным светом</text:p>
          </table:table-cell>
          <table:table-cell table:style-name="Таблица1.A1" office:value-type="string">
            <text:p text:style-name="P4">Спальня</text:p>
          </table:table-cell>
          <table:table-cell table:style-name="Таблица1.A1" office:value-type="string">
            <text:p text:style-name="P4">1,5..2 Вт м²</text:p>
          </table:table-cell>
          <table:table-cell table:style-name="Таблица1.D1" table:number-rows-spanned="3" office:value-type="string">
            <text:p text:style-name="P5"><draw:frame draw:style-name="fr1" draw:name="Графический объект1" text:anchor-type="as-char" svg:width="3.969cm" svg:height="3.969cm" draw:z-index="0"><draw:image xlink:href="http://xn--80aqfcgmg9d.com.ua/images/shopic/items/root/63.jp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4">Помещения со средним уровнем света</text:p>
          </table:table-cell>
          <table:table-cell table:style-name="Таблица1.A2" office:value-type="string">
            <text:p text:style-name="P4">Санузел, кухня, рабочий кабинет, детская</text:p>
          </table:table-cell>
          <table:table-cell table:style-name="Таблица1.A2" office:value-type="string">
            <text:p text:style-name="P4">2..3 Вт м²</text:p>
          </table:table-cell>
          <table:covered-table-cell/>
        </table:table-row>
        <table:table-row>
          <table:table-cell table:style-name="Таблица1.A2" office:value-type="string">
            <text:p text:style-name="P4">Помещения с наиболее яркой освещенностью</text:p>
          </table:table-cell>
          <table:table-cell table:style-name="Таблица1.A2" office:value-type="string">
            <text:p text:style-name="P4">Гостиная</text:p>
          </table:table-cell>
          <table:table-cell table:style-name="Таблица1.A2" office:value-type="string">
            <text:p text:style-name="P4">2,5..3,5 Вт м²</text:p>
          </table:table-cell>
          <table:covered-table-cell/>
        </table:table-row>
      </table:table>
      <text:p text:style-name="Standard"/>
      <text:p text:style-name="P2">Спальня: 2*9 = 18 Вт</text:p>
      <text:p text:style-name="P2">дитяча: 3*14= 42 Вт</text:p>
      <text:p text:style-name="P2">кухня: 3*20= 60 Вт</text:p>
      <text:p text:style-name="P2">ванна: 3*4,5= 13 Вт</text:p>
      <text:p text:style-name="P2">туалет: 3*1,5= 5 Вт</text:p>
      <text:p text:style-name="P2">коридор: 2*8,5= 17 В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, 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ей Рудь</meta:initial-creator>
    <meta:creation-date>2016-02-23T21:54:27.21</meta:creation-date>
    <meta:document-statistic meta:table-count="1" meta:image-count="1" meta:object-count="0" meta:page-count="1" meta:paragraph-count="16" meta:word-count="59" meta:character-count="325"/>
    <dc:date>2016-02-24T22:03:00.08</dc:date>
    <dc:creator>Алексей Рудь</dc:creator>
    <meta:editing-duration>PT23H53M21S</meta:editing-duration>
    <meta:editing-cycles>1</meta:editing-cycles>
    <meta:generator>OpenOffice/4.1.1$Win32 OpenOffice.org_project/411m6$Build-9775</meta:generator>
  </office:meta>
</office:document-meta>
</file>